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7F13B7011.png" manifest:media-type="image/png"/>
  <manifest:file-entry manifest:full-path="Pictures/100000000000017F000001FA0F56D9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19cm" svg:height="20.499cm" svg:x="0.027cm" svg:y="0.075cm">
          <draw:image xlink:href="Pictures/100000000000017F000001FA0F56D9FB.png" xlink:type="simple" xlink:show="embed" xlink:actuate="onLoad">
            <text:p/>
          </draw:image>
        </draw:frame>
        <draw:frame draw:style-name="gr1" draw:text-style-name="P1" draw:layer="layout" svg:width="15.029cm" svg:height="20.592cm" svg:x="12.971cm" svg:y="0.408cm">
          <draw:image xlink:href="Pictures/1000000000000189000001F7F13B70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09:15:54.463984151</meta:creation-date>
    <dc:date>2014-10-02T09:18:04.871904938</dc:date>
    <meta:editing-duration>P0D</meta:editing-duration>
    <meta:editing-cycles>1</meta:editing-cycles>
    <meta:document-statistic meta:object-count="25"/>
    <meta:generator>LibreOffice/4.2.6.3$Linux_X86_64 LibreOffice_project/420m0$Build-3</meta:generator>
  </office:meta>
</office:document-meta>
</file>